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1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date" office:date-value="2025-12-01" calcext:value-type="date">
            <text:p>2025-12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</table:table>
      <table:table table:name="Spitfire IIb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16" calcext:value-type="float">
            <text:p>16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 table:visibility="collapse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Rags are Rich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0" calcext:value-type="date">
            <text:p>2025-10-20</text:p>
          </table:table-cell>
          <table:table-cell office:value-type="string" calcext:value-type="string">
            <text:p>Gear Discount: Chemical Gland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IC App: Sailing on the Seas of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2" calcext:value-type="date">
            <text:p>2025-10-22</text:p>
          </table:table-cell>
          <table:table-cell office:value-type="string" calcext:value-type="string">
            <text:p>IC App: On a Mission of Merc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IC App: Rat in the Pip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ame 6: Rat in the Pip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KS: Government Procedur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Pharma Cereprax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5" calcext:value-type="float">
            <text:p>-5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IC App: Shit Show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Plan F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KS: Federated Boeing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Signature Masking 5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Heavy Internal Remote Turret Weapon Mount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2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3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Creative Writing: Icarus Part I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3" calcext:value-type="date">
            <text:p>2025-11-23</text:p>
          </table:table-cell>
          <table:table-cell office:value-type="string" calcext:value-type="string">
            <text:p>Game 8: Chasing Rabbi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Game 9: Beware Banal Thing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Game 9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KS: Shadow Community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KS: Smuggling Rout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25" calcext:value-type="date">
            <text:p>2025-11-25</text:p>
          </table:table-cell>
          <table:table-cell office:value-type="string" calcext:value-type="string">
            <text:p>Creative Writing: Leaving the Labyrint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6" calcext:value-type="date">
            <text:p>2025-11-26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date" office:date-value="2025-12-01" calcext:value-type="date">
            <text:p>2025-12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date" office:date-value="2025-12-02" calcext:value-type="date">
            <text:p>2025-12-02</text:p>
          </table:table-cell>
          <table:table-cell office:value-type="string" calcext:value-type="string">
            <text:p>IC App: Planting Be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date" office:date-value="2025-12-04" calcext:value-type="date">
            <text:p>2025-12-04</text:p>
          </table:table-cell>
          <table:table-cell office:value-type="string" calcext:value-type="string">
            <text:p>IC App: Every Cop is a Cop is a Criminal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ond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 table:visibility="collapse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Game 1: Overnight for 20 Nuyen Mor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Lifestyle + Munda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1" calcext:value-type="date">
            <text:p>2025-11-21</text:p>
          </table:table-cell>
          <table:table-cell office:value-type="string" calcext:value-type="string">
            <text:p>Martial Art: Pentjak Silat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Lifestyle + Mund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date" office:date-value="2025-12-02" calcext:value-type="date">
            <text:p>2025-12-02</text:p>
          </table:table-cell>
          <table:table-cell office:value-type="string" calcext:value-type="string">
            <text:p>IC App: Planting Be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date" office:date-value="2025-12-04" calcext:value-type="date">
            <text:p>2025-12-04</text:p>
          </table:table-cell>
          <table:table-cell office:value-type="string" calcext:value-type="string">
            <text:p>IC App: Every Cop is a Cop is a Criminal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2" table:target-range-address="'Spitfire IIb Influence'.A3:'Spitfire IIb Influence'.C2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Grond Influence'.A3:'Grond Influence'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00-00-00</text:date>, <text:time style:data-style-name="N2" text:time-value="22:07:27.5429747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4T22:09:29.048380384</dc:date>
    <meta:editing-duration>PT2H12M57S</meta:editing-duration>
    <meta:editing-cycles>43</meta:editing-cycles>
    <meta:generator>LibreOffice/25.8.3.2$Linux_X86_64 LibreOffice_project/580$Build-2</meta:generator>
    <meta:document-statistic meta:table-count="4" meta:cell-count="214" meta:object-count="0"/>
  </office:meta>
</office:document-meta>
</file>